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1" svg:font-family="OpenSymbol, 'Arial Unicode MS'"/>
    <style:font-face style:name="Tahoma-Bold" svg:font-family="Tahoma-Bol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56in" table:align="center" style:writing-mode="lr-tb"/>
    </style:style>
    <style:style style:name="Table1.A" style:family="table-column">
      <style:table-column-properties style:column-width="2.1042in"/>
    </style:style>
    <style:style style:name="Table1.B" style:family="table-column">
      <style:table-column-properties style:column-width="1.8854in"/>
    </style:style>
    <style:style style:name="Table1.C" style:family="table-column">
      <style:table-column-properties style:column-width="3.566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A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1.4" style:family="table-row">
      <style:table-row-properties style:min-row-height="0.791in" fo:keep-together="always"/>
    </style:style>
    <style:style style:name="Table1.A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" style:family="table">
      <style:table-properties style:width="7.5347in" table:align="center" style:writing-mode="lr-tb"/>
    </style:style>
    <style:style style:name="Table2.A" style:family="table-column">
      <style:table-column-properties style:column-width="7.53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3" style:family="table">
      <style:table-properties style:width="7.5069in" table:align="center" style:writing-mode="lr-tb"/>
    </style:style>
    <style:style style:name="Table3.A" style:family="table-column">
      <style:table-column-properties style:column-width="7.506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3.7986in" fo:keep-together="auto"/>
    </style:style>
    <style:style style:name="Table3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4" style:family="table">
      <style:table-properties style:width="7.5368in" table:align="center" style:writing-mode="lr-tb"/>
    </style:style>
    <style:style style:name="Table4.A" style:family="table-column">
      <style:table-column-properties style:column-width="7.536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9d9d9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4.2" style:family="table-row">
      <style:table-row-properties style:min-row-height="1.2368in" fo:keep-together="always"/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5556in" table:align="center" style:writing-mode="lr-tb"/>
    </style:style>
    <style:style style:name="Table5.A" style:family="table-column">
      <style:table-column-properties style:column-width="7.555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d9d9d9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5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5.A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7.5417in" table:align="center" style:writing-mode="lr-tb"/>
    </style:style>
    <style:style style:name="Table6.A" style:family="table-column">
      <style:table-column-properties style:column-width="7.541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d9d9d9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6.A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0.5pt solid #000000" style:writing-mode="lr-tb"/>
    </style:style>
    <style:style style:name="Table6.5" style:family="table-row">
      <style:table-row-properties style:min-row-height="0.9375in" fo:keep-together="auto"/>
    </style:style>
    <style:style style:name="Table6.A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" style:family="table">
      <style:table-properties style:width="7.5569in" table:align="center" style:writing-mode="lr-tb"/>
    </style:style>
    <style:style style:name="Table7.A" style:family="table-column">
      <style:table-column-properties style:column-width="7.556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d9d9d9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7.5569in" table:align="center" style:writing-mode="lr-tb"/>
    </style:style>
    <style:style style:name="Table8.A" style:family="table-column">
      <style:table-column-properties style:column-width="7.556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d9d9d9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8.2" style:family="table-row">
      <style:table-row-properties style:min-row-height="1.5625in" fo:keep-together="auto"/>
    </style:style>
    <style:style style:name="Table8.A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>
        <style:tab-stops>
          <style:tab-stop style:position="1.75in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Default">
      <style:paragraph-properties fo:text-align="justify" style:justify-single-word="false"/>
      <style:text-properties officeooo:paragraph-rsid="00220646"/>
    </style:style>
    <style:style style:name="P4" style:family="paragraph" style:parent-style-name="Default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officeooo:paragraph-rsid="00248848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weight="bold" style:font-weight-asian="bold"/>
    </style:style>
    <style:style style:name="P1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 style:snap-to-layout-grid="false"/>
    </style:style>
    <style:style style:name="P17" style:family="paragraph" style:parent-style-name="Standard">
      <style:paragraph-properties fo:text-align="justify" style:justify-single-word="false" style:snap-to-layout-grid="false"/>
      <style:text-properties officeooo:paragraph-rsid="001e751d"/>
    </style:style>
    <style:style style:name="P18" style:family="paragraph" style:parent-style-name="Standard">
      <style:text-properties style:font-weight-complex="bold"/>
    </style:style>
    <style:style style:name="P19" style:family="paragraph" style:parent-style-name="Standard">
      <style:text-properties text:display="none"/>
    </style:style>
    <style:style style:name="P20" style:family="paragraph" style:parent-style-name="Standard">
      <style:paragraph-properties fo:text-align="center" style:justify-single-word="false"/>
      <style:text-properties style:font-name="Tahoma-Bold" fo:font-size="13pt" fo:font-weight="bold" style:font-size-asian="13pt" style:font-weight-asian="bold" style:font-name-complex="Tahoma-Bold" style:font-size-complex="13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ahoma-Bold" fo:font-weight="bold" style:font-weight-asian="bold" style:font-name-complex="Tahoma-Bold" style:font-weight-complex="bold"/>
    </style:style>
    <style:style style:name="P22" style:family="paragraph" style:parent-style-name="Standard">
      <style:paragraph-properties fo:text-align="start" style:justify-single-word="false" style:snap-to-layout-grid="false"/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2pt" fo:language="pt" fo:country="BR" fo:font-style="normal" officeooo:rsid="001f9349" officeooo:paragraph-rsid="001f9349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text-align="justify" style:justify-single-word="false" style:snap-to-layout-grid="false"/>
      <style:text-properties officeooo:rsid="001ff586" officeooo:paragraph-rsid="001ff586"/>
    </style:style>
    <style:style style:name="P27" style:family="paragraph" style:parent-style-name="Standard">
      <style:paragraph-properties fo:margin-left="0in" fo:margin-right="-0.2984in" fo:text-align="justify" style:justify-single-word="false" fo:text-indent="0in" style:auto-text-indent="false"/>
    </style:style>
    <style:style style:name="P28" style:family="paragraph" style:parent-style-name="Default">
      <style:paragraph-properties fo:text-align="justify" style:justify-single-word="false"/>
      <style:text-properties fo:font-style="normal" officeooo:rsid="001c3c7d" style:font-style-asian="normal" style:font-style-complex="normal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>
      <style:paragraph-properties fo:text-align="center" style:justify-single-word="false"/>
      <style:text-properties officeooo:rsid="0023e2a8" officeooo:paragraph-rsid="00248848"/>
    </style:style>
    <style:style style:name="P31" style:family="paragraph" style:parent-style-name="Standard">
      <style:paragraph-properties fo:text-align="justify" style:justify-single-word="false" style:snap-to-layout-grid="false"/>
      <style:text-properties fo:font-style="normal" officeooo:rsid="001e7299" officeooo:paragraph-rsid="001e751d" style:font-style-asian="normal" style:font-style-complex="normal"/>
    </style:style>
    <style:style style:name="P32" style:family="paragraph" style:parent-style-name="Standard">
      <style:paragraph-properties fo:text-align="justify" style:justify-single-word="false"/>
      <style:text-properties fo:font-style="normal" fo:font-weight="normal" officeooo:rsid="0025bd68" officeooo:paragraph-rsid="00257187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29f8e3" officeooo:paragraph-rsid="0029f8e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2ac2aa" officeooo:paragraph-rsid="002ac2aa" style:font-style-asian="normal" style:font-weight-asian="normal" style:font-style-complex="normal" style:font-weight-complex="normal"/>
    </style:style>
    <style:style style:name="P35" style:family="paragraph" style:parent-style-name="Standard" style:list-style-name="L9">
      <style:paragraph-properties fo:text-align="justify" style:justify-single-word="false"/>
      <style:text-properties fo:font-style="normal" style:text-underline-style="solid" style:text-underline-width="auto" style:text-underline-color="font-color" officeooo:paragraph-rsid="00342a28" style:font-style-asian="normal" style:font-style-complex="normal"/>
    </style:style>
    <style:style style:name="P36" style:family="paragraph" style:parent-style-name="Standard" style:list-style-name="WW8Num2">
      <style:paragraph-properties fo:text-align="start" style:justify-single-word="false" style:snap-to-layout-grid="false"/>
      <style:text-properties fo:font-weight="normal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48848" officeooo:paragraph-rsid="0028c8f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fbf6c" officeooo:paragraph-rsid="002fbf6c" style:font-weight-asian="normal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font-weight="normal" officeooo:rsid="0032a6eb" officeooo:paragraph-rsid="0032a6eb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342a28" officeooo:paragraph-rsid="00342a28" style:font-weight-asian="normal" style:font-weight-complex="normal"/>
    </style:style>
    <style:style style:name="P41" style:family="paragraph" style:parent-style-name="Standard" style:list-style-name="WW8Num2">
      <style:paragraph-properties fo:text-align="start" style:justify-single-word="false" style:snap-to-layout-grid="false"/>
    </style:style>
    <style:style style:name="P42" style:family="paragraph" style:parent-style-name="Standard">
      <style:paragraph-properties fo:text-align="start" style:justify-single-word="false" style:snap-to-layout-grid="false"/>
    </style:style>
    <style:style style:name="P43" style:family="paragraph" style:parent-style-name="Standard" style:list-style-name="WW8Num2">
      <style:paragraph-properties fo:text-align="start" style:justify-single-word="false" style:snap-to-layout-grid="false"/>
      <style:text-properties style:use-window-font-color="true" loext:opacity="0%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 style:list-style-name="WW8Num3">
      <style:paragraph-properties fo:text-align="start" style:justify-single-word="false" style:snap-to-layout-grid="false"/>
      <style:text-properties style:use-window-font-color="true" loext:opacity="0%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>
      <style:paragraph-properties fo:text-align="start" style:justify-single-word="false" style:snap-to-layout-grid="false"/>
      <style:text-properties style:use-window-font-color="true" loext:opacity="0%" fo:font-size="12pt" fo:language="pt" fo:country="BR" fo:font-weight="normal" officeooo:rsid="0024884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 style:list-style-name="WW8Num2">
      <style:paragraph-properties fo:text-align="start" style:justify-single-word="false" style:snap-to-layout-grid="false"/>
      <style:text-properties style:use-window-font-color="true" loext:opacity="0%" style:font-name="Times New Roman" fo:font-size="12pt" fo:language="pt" fo:country="BR" fo:font-weight="normal" officeooo:rsid="00248848" officeooo:paragraph-rsid="00248848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 style:list-style-name="WW8Num4">
      <style:paragraph-properties fo:text-align="start" style:justify-single-word="false" style:snap-to-layout-grid="false"/>
      <style:text-properties officeooo:rsid="0027a950" officeooo:paragraph-rsid="0027a950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 style:snap-to-layout-grid="false"/>
    </style:style>
    <style:style style:name="P50" style:family="paragraph" style:parent-style-name="Standard">
      <style:paragraph-properties fo:text-align="justify" style:justify-single-word="false" style:snap-to-layout-grid="false"/>
      <style:text-properties officeooo:paragraph-rsid="002c70b7"/>
    </style:style>
    <style:style style:name="P51" style:family="paragraph" style:parent-style-name="Standard">
      <style:paragraph-properties fo:text-align="justify" style:justify-single-word="false"/>
      <style:text-properties officeooo:paragraph-rsid="002af837"/>
    </style:style>
    <style:style style:name="P52" style:family="paragraph" style:parent-style-name="Standard" style:list-style-name="L1">
      <style:paragraph-properties fo:text-align="justify" style:justify-single-word="false"/>
      <style:text-properties officeooo:paragraph-rsid="002fbf6c"/>
    </style:style>
    <style:style style:name="P53" style:family="paragraph" style:parent-style-name="Standard">
      <style:paragraph-properties fo:text-align="justify" style:justify-single-word="false"/>
      <style:text-properties officeooo:paragraph-rsid="00342a28"/>
    </style:style>
    <style:style style:name="P54" style:family="paragraph" style:parent-style-name="Standard" style:list-style-name="L9">
      <style:paragraph-properties fo:text-align="justify" style:justify-single-word="false"/>
      <style:text-properties officeooo:paragraph-rsid="00342a28"/>
    </style:style>
    <style:style style:name="P55" style:family="paragraph" style:parent-style-name="Standard">
      <style:paragraph-properties fo:text-align="justify" style:justify-single-word="false"/>
      <style:text-properties fo:font-weight="bold" officeooo:rsid="002dcf9c" officeooo:paragraph-rsid="002dcf9c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font-weight="bold" officeooo:rsid="002fbf6c" officeooo:paragraph-rsid="002fbf6c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font-weight="bold" officeooo:rsid="0032a6eb" officeooo:paragraph-rsid="0032a6eb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weight="bold" officeooo:rsid="00333c37" officeooo:paragraph-rsid="00333c37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rsid="0030b83f" officeooo:paragraph-rsid="0030b83f"/>
    </style:style>
    <style:style style:name="P60" style:family="paragraph" style:parent-style-name="Standard" style:list-style-name="L1">
      <style:paragraph-properties fo:text-align="justify" style:justify-single-word="false"/>
      <style:text-properties officeooo:rsid="0030b83f" officeooo:paragraph-rsid="0030b83f"/>
    </style:style>
    <style:style style:name="P61" style:family="paragraph" style:parent-style-name="Standard" style:list-style-name="L1">
      <style:paragraph-properties fo:text-align="justify" style:justify-single-word="false"/>
      <style:text-properties officeooo:rsid="0032a6eb" officeooo:paragraph-rsid="0032a6eb"/>
    </style:style>
    <style:style style:name="P62" style:family="paragraph" style:parent-style-name="Standard">
      <style:paragraph-properties fo:text-align="justify" style:justify-single-word="false"/>
      <style:text-properties officeooo:rsid="0032a6eb" officeooo:paragraph-rsid="0032a6eb"/>
    </style:style>
    <style:style style:name="P63" style:family="paragraph" style:parent-style-name="Standard" style:list-style-name="L1">
      <style:paragraph-properties fo:text-align="justify" style:justify-single-word="false"/>
      <style:text-properties officeooo:rsid="00333c37" officeooo:paragraph-rsid="00333c37"/>
    </style:style>
    <style:style style:name="P64" style:family="paragraph" style:parent-style-name="Standard" style:list-style-name="L1">
      <style:paragraph-properties fo:text-align="justify" style:justify-single-word="false"/>
      <style:text-properties fo:color="#c9211e" loext:opacity="100%" officeooo:rsid="00333c37" officeooo:paragraph-rsid="00333c37"/>
    </style:style>
    <style:style style:name="P65" style:family="paragraph" style:parent-style-name="Standard" style:list-style-name="L2">
      <style:paragraph-properties fo:text-align="justify" style:justify-single-word="false"/>
      <style:text-properties fo:color="#c9211e" loext:opacity="100%" fo:font-weight="normal" officeooo:rsid="00333c37" officeooo:paragraph-rsid="00333c37" style:font-weight-asian="normal" style:font-weight-complex="normal"/>
    </style:style>
    <style:style style:name="P66" style:family="paragraph" style:parent-style-name="Standard" style:list-style-name="WW8Num4">
      <style:paragraph-properties fo:text-align="start" style:justify-single-word="false" style:snap-to-layout-grid="false"/>
      <style:text-properties officeooo:rsid="00342a28" officeooo:paragraph-rsid="00342a28"/>
    </style:style>
    <style:style style:name="P67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paragraph-rsid="00342a2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33c37" style:font-weight-asian="bold" style:font-weight-complex="bold"/>
    </style:style>
    <style:style style:name="T4" style:family="text">
      <style:text-properties fo:color="#000000" loext:opacity="100%" style:font-name="Times New Roman" fo:font-size="12pt" fo:language="pt" fo:country="BR" officeooo:rsid="001b5c60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5" style:family="text">
      <style:text-properties fo:color="#000000" loext:opacity="100%" style:font-name="Times New Roman" fo:font-size="12pt" fo:language="pt" fo:country="BR" officeooo:rsid="0022064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6" style:family="text">
      <style:text-properties fo:color="#000000" loext:opacity="100%" style:font-name="Times New Roman" fo:font-size="12pt" fo:language="pt" fo:country="BR" fo:font-style="normal" officeooo:rsid="0023bf4e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fo:color="#000000" loext:opacity="100%" style:font-name="Times New Roman" fo:font-size="12pt" fo:language="pt" fo:country="BR" fo:font-style="normal" officeooo:rsid="0023e2a8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fo:color="#000000" loext:opacity="100%" style:font-name="Times New Roman" fo:font-size="12pt" fo:language="pt" fo:country="BR" fo:font-style="normal" officeooo:rsid="00248848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loext:opacity="0%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1" style:family="text">
      <style:text-properties style:use-window-font-color="true" loext:opacity="0%" fo:font-size="12pt" fo:language="pt" fo:country="BR" fo:font-weight="normal" officeooo:rsid="002e1908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2" style:family="text">
      <style:text-properties style:use-window-font-color="true" loext:opacity="0%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style:use-window-font-color="true" loext:opacity="0%" fo:font-size="12pt" fo:language="pt" fo:country="BR" fo:font-style="italic" fo:font-weight="normal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" style:family="text">
      <style:text-properties style:use-window-font-color="true" loext:opacity="0%" fo:font-size="12pt" fo:language="pt" fo:country="BR" fo:font-style="italic" fo:font-weight="normal" officeooo:rsid="00333c37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" style:family="text">
      <style:text-properties style:use-window-font-color="true" loext:opacity="0%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pt" fo:country="BR" fo:font-style="normal" fo:font-weight="normal" officeooo:rsid="00333c37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style:font-name="Times New Roman" fo:font-size="12pt" fo:language="pt" fo:country="BR" fo:font-style="normal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loext:opacity="0%" style:font-name="Times New Roman" fo:font-size="12pt" fo:language="pt" fo:country="BR" fo:font-style="normal" officeooo:rsid="001e751d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loext:opacity="0%" style:font-name="Times New Roman" fo:font-size="12pt" fo:language="pt" fo:country="BR" fo:font-style="normal" officeooo:rsid="001f9349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loext:opacity="0%" style:font-name="Times New Roman" fo:font-size="12pt" fo:language="pt" fo:country="BR" fo:font-style="normal" officeooo:rsid="001ff586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loext:opacity="0%" style:font-name="Times New Roman" fo:font-size="12pt" fo:language="pt" fo:country="BR" fo:font-style="normal" officeooo:rsid="00215036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loext:opacity="0%" style:font-name="Times New Roman" fo:font-size="12pt" fo:language="pt" fo:country="BR" fo:font-style="normal" officeooo:rsid="0023e2a8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loext:opacity="0%" style:font-name="Times New Roman" fo:font-size="12pt" fo:language="pt" fo:country="BR" fo:font-style="normal" officeooo:rsid="0029f8e3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loext:opacity="0%" style:font-name="Times New Roman" fo:font-size="12pt" fo:language="pt" fo:country="BR" fo:font-style="normal" officeooo:rsid="002dcf9c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loext:opacity="0%" style:font-name="Times New Roman" fo:font-size="12pt" fo:language="pt" fo:country="BR" fo:font-style="normal" officeooo:rsid="002af837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loext:opacity="0%" style:font-name="Times New Roman" fo:font-size="12pt" fo:language="pt" fo:country="BR" fo:font-style="normal" officeooo:rsid="002c70b7" style:font-name-asian="Times New Roman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loext:opacity="0%" style:font-name="Times New Roman" fo:font-size="12pt" fo:language="pt" fo:country="BR" fo:font-style="normal" fo:font-weight="normal" officeooo:rsid="00333c37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8" style:family="text">
      <style:text-properties style:use-window-font-color="true" loext:opacity="0%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9" style:family="text">
      <style:text-properties style:use-window-font-color="true" loext:opacity="0%" style:font-name="Times New Roman" fo:font-size="12pt" fo:language="pt" fo:country="BR" officeooo:rsid="00215036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0" style:family="text">
      <style:text-properties style:use-window-font-color="true" loext:opacity="0%" style:font-name="Times New Roman" fo:font-size="12pt" fo:language="pt" fo:country="BR" officeooo:rsid="0023e2a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1" style:family="text">
      <style:text-properties style:use-window-font-color="true" loext:opacity="0%" style:font-name="Times New Roman" fo:font-size="12pt" fo:language="pt" fo:country="BR" officeooo:rsid="00248848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2" style:family="text">
      <style:text-properties style:use-window-font-color="true" loext:opacity="0%" style:font-name="Times New Roman" fo:font-size="12pt" fo:language="pt" fo:country="BR" officeooo:rsid="002af837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3" style:family="text">
      <style:text-properties style:use-window-font-color="true" loext:opacity="0%" style:font-name="Times New Roman" fo:font-size="12pt" fo:language="pt" fo:country="BR" officeooo:rsid="0030b83f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34" style:family="text">
      <style:text-properties style:use-window-font-color="true" loext:opacity="0%" style:font-name="Times New Roman" fo:font-size="12pt" fo:language="pt" fo:country="BR" fo:font-style="italic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35" style:family="text">
      <style:text-properties style:use-window-font-color="true" loext:opacity="0%" style:font-name="Times New Roman" fo:font-size="12pt" fo:language="pt" fo:country="BR" fo:font-style="italic" officeooo:rsid="002af837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36" style:family="text">
      <style:text-properties style:use-window-font-color="true" loext:opacity="0%" style:font-name="Times New Roman" fo:font-size="12pt" fo:language="pt" fo:country="BR" fo:font-style="italic" officeooo:rsid="002c70b7" style:font-name-asian="Times New Roman" style:font-size-asian="12pt" style:language-asian="zh" style:country-asian="CN" style:font-style-asian="italic" style:font-name-complex="Times New Roman" style:font-size-complex="12pt" style:language-complex="ar" style:country-complex="SA" style:font-style-complex="italic"/>
    </style:style>
    <style:style style:name="T37" style:family="text">
      <style:text-properties style:use-window-font-color="true" loext:opacity="0%" style:font-name="Times New Roman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8" style:family="text">
      <style:text-properties style:use-window-font-color="true" loext:opacity="0%" style:font-name="Times New Roman" fo:font-size="12pt" fo:language="pt" fo:country="BR" fo:font-weight="normal" officeooo:rsid="0032a6eb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39" style:family="text">
      <style:text-properties style:use-window-font-color="true" loext:opacity="0%" style:font-name="Times New Roman" fo:font-size="12pt" fo:language="pt" fo:country="BR" fo:font-weight="normal" officeooo:rsid="00333c37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40" style:family="text">
      <style:text-properties style:use-window-font-color="true" loext:opacity="0%" style:font-name="Tahoma-Bold" fo:font-size="13pt" fo:language="pt" fo:country="BR" fo:font-style="italic" fo:font-weight="bold" officeooo:rsid="002af837" style:font-name-asian="Times New Roman" style:font-size-asian="13pt" style:language-asian="zh" style:country-asian="CN" style:font-style-asian="italic" style:font-weight-asian="bold" style:font-name-complex="Tahoma-Bold" style:font-size-complex="13pt" style:language-complex="ar" style:country-complex="SA" style:font-style-complex="italic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fbf6c" style:font-weight-asian="normal" style:font-weight-complex="normal"/>
    </style:style>
    <style:style style:name="T43" style:family="text">
      <style:text-properties fo:font-weight="normal" officeooo:rsid="0030b83f" style:font-weight-asian="normal" style:font-weight-complex="normal"/>
    </style:style>
    <style:style style:name="T44" style:family="text">
      <style:text-properties fo:font-weight="normal" officeooo:rsid="0032a6eb" style:font-weight-asian="normal" style:font-weight-complex="normal"/>
    </style:style>
    <style:style style:name="T45" style:family="text">
      <style:text-properties fo:font-weight="normal" officeooo:rsid="00342a28" style:font-weight-asian="normal" style:font-weight-complex="normal"/>
    </style:style>
    <style:style style:name="T46" style:family="text">
      <style:text-properties style:font-name="Tahoma-Bold" fo:font-weight="bold" style:font-weight-asian="bold" style:font-name-complex="Tahoma-Bold" style:font-weight-complex="bold"/>
    </style:style>
    <style:style style:name="T47" style:family="text">
      <style:text-properties style:font-name="Tahoma-Bold" fo:font-size="13pt" fo:font-weight="bold" style:font-size-asian="13pt" style:font-weight-asian="bold" style:font-name-complex="Tahoma-Bold" style:font-size-complex="13pt" style:font-weight-complex="bold"/>
    </style:style>
    <style:style style:name="T48" style:family="text">
      <style:text-properties style:font-name="Tahoma-Bold" fo:font-size="13pt" fo:font-weight="bold" officeooo:rsid="002af837" style:font-size-asian="13pt" style:font-weight-asian="bold" style:font-name-complex="Tahoma-Bold" style:font-size-complex="13pt" style:font-weight-complex="bold"/>
    </style:style>
    <style:style style:name="T49" style:family="text">
      <style:text-properties officeooo:rsid="001b5c60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1b5c60" style:font-style-asian="italic" style:font-style-complex="italic"/>
    </style:style>
    <style:style style:name="T52" style:family="text">
      <style:text-properties fo:font-style="italic" officeooo:rsid="001e7299" style:font-style-asian="italic" style:font-style-complex="italic"/>
    </style:style>
    <style:style style:name="T53" style:family="text">
      <style:text-properties fo:font-style="italic" officeooo:rsid="001cc697" style:font-style-asian="italic" style:font-style-complex="italic"/>
    </style:style>
    <style:style style:name="T54" style:family="text">
      <style:text-properties fo:font-style="italic" officeooo:rsid="0023bf4e" style:font-style-asian="italic" style:font-style-complex="italic"/>
    </style:style>
    <style:style style:name="T55" style:family="text">
      <style:text-properties fo:font-style="italic" officeooo:rsid="00248848" style:font-style-asian="italic" style:font-style-complex="italic"/>
    </style:style>
    <style:style style:name="T56" style:family="text">
      <style:text-properties fo:font-style="italic" officeooo:rsid="00257187" style:font-style-asian="italic" style:font-style-complex="italic"/>
    </style:style>
    <style:style style:name="T57" style:family="text">
      <style:text-properties fo:font-style="italic" officeooo:rsid="00296c7e" style:font-style-asian="italic" style:font-style-complex="italic"/>
    </style:style>
    <style:style style:name="T58" style:family="text">
      <style:text-properties fo:font-style="italic" officeooo:rsid="002af837" style:font-style-asian="italic" style:font-style-complex="italic"/>
    </style:style>
    <style:style style:name="T59" style:family="text">
      <style:text-properties fo:font-style="italic" officeooo:rsid="002ac2aa" style:font-style-asian="italic" style:font-style-complex="italic"/>
    </style:style>
    <style:style style:name="T60" style:family="text">
      <style:text-properties fo:font-style="italic" officeooo:rsid="002c70b7" style:font-style-asian="italic" style:font-style-complex="italic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1e7299" style:font-style-asian="normal" style:font-style-complex="normal"/>
    </style:style>
    <style:style style:name="T63" style:family="text">
      <style:text-properties fo:font-style="normal" officeooo:rsid="001e751d" style:font-style-asian="normal" style:font-style-complex="normal"/>
    </style:style>
    <style:style style:name="T64" style:family="text">
      <style:text-properties fo:font-style="normal" officeooo:rsid="001cc697" style:font-style-asian="normal" style:font-style-complex="normal"/>
    </style:style>
    <style:style style:name="T65" style:family="text">
      <style:text-properties fo:font-style="normal" officeooo:rsid="001ff586" style:font-style-asian="normal" style:font-style-complex="normal"/>
    </style:style>
    <style:style style:name="T66" style:family="text">
      <style:text-properties fo:font-style="normal" officeooo:rsid="00220646" style:font-style-asian="normal" style:font-style-complex="normal"/>
    </style:style>
    <style:style style:name="T67" style:family="text">
      <style:text-properties fo:font-style="normal" officeooo:rsid="0023bf4e" style:font-style-asian="normal" style:font-style-complex="normal"/>
    </style:style>
    <style:style style:name="T68" style:family="text">
      <style:text-properties fo:font-style="normal" officeooo:rsid="0023e2a8" style:font-style-asian="normal" style:font-style-complex="normal"/>
    </style:style>
    <style:style style:name="T69" style:family="text">
      <style:text-properties fo:font-style="normal" officeooo:rsid="00248848" style:font-style-asian="normal" style:font-style-complex="normal"/>
    </style:style>
    <style:style style:name="T70" style:family="text">
      <style:text-properties fo:font-style="normal" officeooo:rsid="00296c7e" style:font-style-asian="normal" style:font-style-complex="normal"/>
    </style:style>
    <style:style style:name="T71" style:family="text">
      <style:text-properties fo:font-style="normal" officeooo:rsid="002c70b7" style:font-style-asian="normal" style:font-style-complex="normal"/>
    </style:style>
    <style:style style:name="T72" style:family="text">
      <style:text-properties officeooo:rsid="001cc697"/>
    </style:style>
    <style:style style:name="T73" style:family="text">
      <style:text-properties officeooo:rsid="001ff586"/>
    </style:style>
    <style:style style:name="T74" style:family="text">
      <style:text-properties officeooo:rsid="00220646"/>
    </style:style>
    <style:style style:name="T75" style:family="text">
      <style:text-properties officeooo:rsid="0023bf4e"/>
    </style:style>
    <style:style style:name="T76" style:family="text">
      <style:text-properties officeooo:rsid="0023e2a8"/>
    </style:style>
    <style:style style:name="T77" style:family="text">
      <style:text-properties officeooo:rsid="00248848"/>
    </style:style>
    <style:style style:name="T78" style:family="text">
      <style:text-properties officeooo:rsid="0027a950"/>
    </style:style>
    <style:style style:name="T79" style:family="text">
      <style:text-properties officeooo:rsid="00296c7e"/>
    </style:style>
    <style:style style:name="T80" style:family="text">
      <style:text-properties officeooo:rsid="002ac2aa"/>
    </style:style>
    <style:style style:name="T81" style:family="text">
      <style:text-properties officeooo:rsid="002af837"/>
    </style:style>
    <style:style style:name="T82" style:family="text">
      <style:text-properties style:font-name="Times New Roman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T83" style:family="text">
      <style:text-properties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016in" fo:padding-right="0.1016in" fo:padding-top="0.0516in" fo:padding-bottom="0.0516in" fo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1" draw:name="Frame1" text:anchor-type="char" svg:x="0.9854in" svg:y="-0.2535in" svg:width="4.7492in" svg:height="0.5134in" draw:z-index="0"><draw:text-box><text:p text:style-name="P5">MINISTÉRIO DA EDUCAÇÃO</text:p><text:p text:style-name="P5">UNIVERSIDADE FEDERAL DE SANTA MARIA</text:p></draw:text-box></draw:frame><text:line-break/></text:p>
      <text:p text:style-name="P9"/>
      <text:p text:style-name="P14">DOCUMENTO DE VISÃO</text:p>
      <text:p text:style-name="P14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7">Dados de Identificação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Grupo: <text:span text:style-name="T76">2</text:span></text:p>
          </table:table-cell>
          <table:table-cell table:style-name="Table1.B2" table:number-columns-spanned="2" office:value-type="string">
            <text:p text:style-name="P15">Tema: <text:span text:style-name="T76">Tecnologia em Saúde</text:span>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18">Disciplina: <text:span text:style-name="T76">Engenharia de Software “A”</text:span></text:p>
          </table:table-cell>
          <table:covered-table-cell/>
          <table:table-cell table:style-name="Table1.C3" office:value-type="string">
            <text:p text:style-name="P18">Data: <text:span text:style-name="T77">04/11/2022</text:span></text:p>
          </table:table-cell>
        </table:table-row>
        <table:table-row table:style-name="Table1.4">
          <table:table-cell table:style-name="Table1.A4" table:number-columns-spanned="3" office:value-type="string">
            <text:p text:style-name="P6">Integrantes do Grupo: </text:p>
            <text:p text:style-name="P6"/>
            <text:p text:style-name="P30">Deivis Guerreiro </text:p>
            <text:p text:style-name="P30">Eduardo Silveira</text:p>
            <text:p text:style-name="P30">Flávio Borin</text:p>
            <text:p text:style-name="P30">Matheus Machado</text:p>
            <text:p text:style-name="P6"/>
          </table:table-cell>
          <table:covered-table-cell/>
          <table:covered-table-cell/>
        </table:table-row>
      </table:table>
      <text:p text:style-name="P1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1. Objetivo</text:p>
          </table:table-cell>
        </table:table-row>
        <table:table-row table:style-name="Table2.1">
          <table:table-cell table:style-name="Table2.A2" office:value-type="string">
            <text:p text:style-name="P4"/>
            <text:p text:style-name="P3"><text:span text:style-name="T5">D</text:span><text:span text:style-name="T4">esenvolver </text:span><text:span text:style-name="T49">um</text:span> <text:span text:style-name="T50">software</text:span> <text:span text:style-name="T51">d</text:span><text:span text:style-name="T50">esktop</text:span> e <text:span text:style-name="T51">m</text:span><text:span text:style-name="T50">obile</text:span> <text:span text:style-name="T49">que </text:span><text:span text:style-name="T5">auxilie</text:span><text:span text:style-name="T49"> enfermeiras </text:span><text:span text:style-name="T74">durante </text:span><text:span text:style-name="T75">todas as etapas do Processo de Enfermagem </text:span><text:span text:style-name="T76">para hipertensão arterial</text:span><text:span text:style-name="T75">, i.e. entrevista pessoal, avaliação clínica, cálculo de risco cardiovascular e diagnóstico de enfermagem. O </text:span><text:span text:style-name="T54">software </text:span><text:span text:style-name="T67">automatizará o preenchimento de campos que podem ser deduzidos a partir de outros e apresentará guias em momentos-chave, </text:span><text:span text:style-name="T7">com o objetivo</text:span><text:span text:style-name="T67"> de </text:span><text:span text:style-name="T6">ajudar</text:span><text:span text:style-name="T67"> enfermeiras menos experientes. </text:span><text:span text:style-name="T74">Além disso, </text:span><text:span text:style-name="T8">a aplicação</text:span><text:span text:style-name="T66"> será responsável pelo registro, </text:span><text:span text:style-name="T67">em um banco de dados relacional,</text:span><text:span text:style-name="T66"> das informações coletadas, </text:span><text:span text:style-name="T67">para posterior análise de dados.</text:span></text:p>
            <text:p text:style-name="P28"/>
          </table:table-cell>
        </table:table-row>
      </table:table>
      <text:p text:style-name="P1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1">2. Descrição do Problema</text:p>
          </table:table-cell>
        </table:table-row>
        <table:table-row table:style-name="Table3.2">
          <table:table-cell table:style-name="Table3.A2" office:value-type="string">
            <text:p text:style-name="P16"/>
            <text:p text:style-name="P26"><text:span text:style-name="T30">O Processo de Enfermagem</text:span><text:span text:style-name="T28"> </text:span><text:span text:style-name="T30">para</text:span><text:span text:style-name="T28"> hipertensão arterial</text:span> requer um sistema em que se possa registrar as informações <text:span text:style-name="T74">coletadas, </text:span><text:span text:style-name="T76">acessá-las a qualquer momento e </text:span><text:span text:style-name="T30">gerar o diagnóstico do paciente</text:span><text:span text:style-name="T76">.</text:span><text:span text:style-name="T28"> Assim, é </text:span><text:span text:style-name="T29">necessário que </text:span><text:span text:style-name="T17">um </text:span><text:span text:style-name="T34">software</text:span><text:span text:style-name="T17"> capaz de automatizar </text:span><text:span text:style-name="T22">esses processos seja desenvolvido.</text:span></text:p>
            <text:p text:style-name="P16"/>
            <text:p text:style-name="P17"><text:span text:style-name="T72">Embora haja </text:span><text:span text:style-name="T53">softwares </text:span><text:span text:style-name="T64">similares para o levantamento de informações sobre pacientes </text:span><text:span text:style-name="T65">em geral</text:span><text:span text:style-name="T64">, esses não </text:span><text:span text:style-name="T65">se</text:span><text:span text:style-name="T64"> </text:span><text:span text:style-name="T20">adéquam bem</text:span><text:span text:style-name="T64"> </text:span><text:span text:style-name="T68">ao Processo de Enfermagem</text:span><text:span text:style-name="T64"> </text:span><text:span text:style-name="T65">específic</text:span><text:span text:style-name="T68">o</text:span><text:span text:style-name="T65"> para </text:span><text:span text:style-name="T64">hipertensão arterial, de forma que muitos proce</text:span><text:span text:style-name="T18">dimentos</text:span><text:span text:style-name="T64"> que poderiam ser automatizados, </text:span><text:span text:style-name="T62">como o cálculo </text:span><text:span text:style-name="T22">de risco cardiovascular</text:span><text:span text:style-name="T62">, não o são. Isso desvia a atenção do usuário, cujo foco principal deve ser a </text:span><text:span text:style-name="T21">condução </text:span><text:span text:style-name="T63">da </text:span><text:span text:style-name="T62">entrevista </text:span><text:span text:style-name="T69">e avaliações clínicas d</text:span><text:span text:style-name="T68">o paciente.</text:span></text:p>
            <text:p text:style-name="P31"/>
            <text:p text:style-name="P17"><text:span text:style-name="T62">Além disso, muitos desses </text:span><text:span text:style-name="T52">softwares</text:span><text:span text:style-name="T62"> foram desenvolvidos unicamente para </text:span><text:span text:style-name="T52">desktop</text:span><text:span text:style-name="T55">s</text:span><text:span text:style-name="T62">, o que não condiz com as necessidades do </text:span><text:span text:style-name="T68">P</text:span><text:span text:style-name="T62">rocesso de </text:span><text:span text:style-name="T68">E</text:span><text:span text:style-name="T62">nfermagem, </text:span><text:span text:style-name="T18">visto que, durante a avaliação clínica do paciente, o usuário terá de se movimentar várias vezes a fim de registrar as informações coletadas, </text:span><text:span text:style-name="T19">o que é bastante inconveniente, dada a quantidade de procedimentos clínicos.</text:span></text:p>
            <text:p text:style-name="P31"/>
            <text:p text:style-name="P23">Portanto, há dois grandes problemas com os <text:span text:style-name="T50">softwares </text:span>atualmente disponíveis: primeiro, esses <text:span text:style-name="T50">softwares </text:span>não foram desenvolvidos especificamente para <text:span text:style-name="T76">o Processo de Enfermagem </text:span><text:span text:style-name="T78">para</text:span> hipertensão arterial; segundo, as plataformas para as quais eles foram <text:span text:style-name="T73">exclusivamente </text:span>desenvolvidos geram inconveniências durante a avaliação clínica.</text:p>
            <text:p text:style-name="P15"/>
          </table:table-cell>
        </table:table-row>
      </table:table>
      <text:p text:style-name="P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1">3. Descrição dos Envolvidos e Usuários</text:p>
          </table:table-cell>
        </table:table-row>
        <text:soft-page-break/>
        <table:table-row table:style-name="Table4.2">
          <table:table-cell table:style-name="Table4.A2" office:value-type="string">
            <text:p text:style-name="P10"/>
            <text:p text:style-name="P10">Enfermeira:</text:p>
            <text:list xml:id="list421857341" text:style-name="WW8Num2">
              <text:list-item>
                <text:p text:style-name="P36">Informa os objetivos da entrevista ao paciente.</text:p>
              </text:list-item>
              <text:list-item>
                <text:p text:style-name="P41"><text:span text:style-name="T41">Coleta informaç</text:span><text:span text:style-name="T10">ões pessoais do paciente.</text:span></text:p>
              </text:list-item>
              <text:list-item>
                <text:p text:style-name="P43">Coleta informações clínicas do paciente.</text:p>
              </text:list-item>
              <text:list-item>
                <text:p text:style-name="P46">Faz o diagnóstico do paciente.</text:p>
              </text:list-item>
            </text:list>
            <text:p text:style-name="P22">Paciente:</text:p>
            <text:list xml:id="list1051836102" text:style-name="WW8Num3">
              <text:list-item>
                <text:p text:style-name="P44">Tem seus dados coletados, armazenados e processados.</text:p>
              </text:list-item>
            </text:list>
            <text:p text:style-name="P42"><text:span text:style-name="T12">Super-usuário:</text:span></text:p>
            <text:list xml:id="list644214120" text:style-name="WW8Num4">
              <text:list-item>
                <text:p text:style-name="P47"><text:span text:style-name="T10">Gerencia os usuários do sistema (CRUD).</text:span></text:p>
              </text:list-item>
              <text:list-item>
                <text:p text:style-name="P66"><text:span text:style-name="T10">Distribui permissões.</text:span></text:p>
              </text:list-item>
            </text:list>
            <text:p text:style-name="P45"/>
          </table:table-cell>
        </table:table-row>
      </table:table>
      <text:p text:style-name="P8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<text:span text:style-name="T2">4. </text:span><text:span text:style-name="T46"><text:s/>Ambiente do usuário</text:span></text:p>
          </table:table-cell>
        </table:table-row>
        <table:table-row table:style-name="Table5.1">
          <table:table-cell table:style-name="Table5.A2" office:value-type="string">
            <text:p text:style-name="P11"/>
            <text:p text:style-name="P15">Haver<text:span text:style-name="T9">á dois sistemas distintos: um para o gerenciamento de usuários, utilizado pelos super-usuários, e outro para a realização d</text:span><text:span text:style-name="T31">o Procedimento de Enfermagem</text:span><text:span text:style-name="T9">, utilizado por enfermeiras e técnicos.</text:span></text:p>
            <text:p text:style-name="P15"><text:span text:style-name="T11"/></text:p>
            <text:p text:style-name="P62"><text:span text:style-name="T11">A</text:span><text:span text:style-name="T10">mbos os sistemas compartilham a mesma interface gráfica, isto é, um menu lateral e guias superiores. O menu lateral contém ícones para partes mais gerais do aplicativo que variam de acordo com o sistema. Por exemplo, o menu lateral do sistema para o Procedimento de Enfermagem contém ícones para o cadastro de atendimentos, guia de entrevista, avaliação clínica e cálculo do risco cardiovascular. Em ambos os sistemas, o ícone no canto inferior esquerdo é o botão para fechar o aplicativo.</text:span></text:p>
            <text:p text:style-name="P62"><text:span text:style-name="T10"/></text:p>
            <text:p text:style-name="P62"><text:span text:style-name="T10">As abas superiores servem para que o usuário se movimente por subseções de uma mesma seção. A quantidade de abas varia e depende da seção atual em que o usuário está. Além disso, em algumas seções, há um </text:span><text:span text:style-name="T13">scroll </text:span><text:span text:style-name="T15">no canto direito da tela. </text:span><text:span text:style-name="T16">Optou-se pelo uso do </text:span><text:span text:style-name="T14">scroll </text:span><text:span text:style-name="T16">em vez de criar uma nova aba para manter campos de informações </text:span><text:span text:style-name="T27">semelhantes</text:span><text:span text:style-name="T16"> em uma mesma subseção.</text:span></text:p>
            <text:p text:style-name="P15"/>
          </table:table-cell>
        </table:table-row>
        <table:table-row table:style-name="Table5.1">
          <table:table-cell table:style-name="Table5.A3" office:value-type="string">
            <text:p text:style-name="P11"/>
          </table:table-cell>
        </table:table-row>
      </table:table>
      <text:p text:style-name="P9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<text:span text:style-name="T2">5. </text:span><text:span text:style-name="T47"><text:s/>Visão Geral do Produto</text:span></text:p>
          </table:table-cell>
        </table:table-row>
        <table:table-row table:style-name="Table6.1">
          <table:table-cell table:style-name="Table6.A2" office:value-type="string">
            <text:p text:style-name="P11"/>
            <text:p text:style-name="P37">O produto é um <text:span text:style-name="T50">software desktop </text:span><text:span text:style-name="T56">e</text:span><text:span text:style-name="T61"> </text:span><text:span text:style-name="T50">mobile</text:span><text:span text:style-name="T61"> que auxiliará a condução do Processo de Enfermagem para hipertensão arterial. </text:span><text:span text:style-name="T70">Haverá dois sistemas distintos: um para o gerenciamento de usuários (cadastro, exclusão e atualização), utilizado pelos super-usuários, e outro </text:span><text:span text:style-name="T23">para a</text:span><text:span text:style-name="T70"> condução do Processo de Enfermagem, utilizado por enfermeiras e técnicos.</text:span></text:p>
            <text:p text:style-name="P32"/>
            <text:p text:style-name="P34">Para ter acesso aos sistemas, será necessário que o usuário esteja cadastrado e que forneça as suas credenciais em uma tela de <text:span text:style-name="T81">autenticação</text:span><text:span text:style-name="T50">. </text:span>A depender do tipo de usuário, este será direcionado ao sistema do qual faz parte. Caso esteja cadastrado em ambos os sistemas, haverá uma tela para <text:span text:style-name="T28">escolher qual deles deseja acessar.</text:span></text:p>
            <text:p text:style-name="P32"/>
            <text:p text:style-name="P33"><text:span text:style-name="T80">A</text:span><text:span text:style-name="T79">s telas conterão botões, campos de texto e menus </text:span><text:span text:style-name="T57">dropdown</text:span><text:span text:style-name="T79"> para registrar </text:span><text:span text:style-name="T80">as informações. A escolha do tipo de registro para cada informação foi tomada com o objetivo de facilitar e automatizar o uso do sistema. </text:span><text:span text:style-name="T81">Assim, preferiram-se opções de seleção e </text:span><text:span text:style-name="T58">dropdown</text:span><text:span text:style-name="T81"> em vez de campos de texto, já que a extração de informações a partir deles é muito complexa. Contudo, há campos de texto onde eles são necessários, como para o registro de observações sobre pacientes. </text:span><text:span text:style-name="T59">A</text:span><text:span text:style-name="T80"> movimentação pelo aplicativo é livre e pode ser realizada tanto pelo menu lateral quanto pelas abas superiores de cada tela.</text:span></text:p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5"><text:span text:style-name="T1">6. </text:span><text:span text:style-name="T47"><text:s/>I</text:span><text:span text:style-name="T48">mplementação do </text:span><text:span text:style-name="T40">Software</text:span></text:p>
          </table:table-cell>
        </table:table-row>
        <text:soft-page-break/>
        <table:table-row table:style-name="Table6.5">
          <table:table-cell table:style-name="Table6.A5" office:value-type="string">
            <text:p text:style-name="P12"/>
            <text:p text:style-name="P51"><text:span text:style-name="T32">O </text:span><text:span text:style-name="T35">software </text:span><text:span text:style-name="T25">será desenvolvido na linguagem Javascript junto com a biblioteca React, devido à necessidade da aplicação ser multiplataforma. </text:span><text:span text:style-name="T26">Além disso, a aplicação estará interligada com um banco de dados relacional PostgreSQL. </text:span></text:p>
          </table:table-cell>
        </table:table-row>
      </table:table>
      <text:p text:style-name="P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<text:span text:style-name="T2">7. </text:span><text:span text:style-name="T47"><text:s/>Restrições</text:span></text:p>
          </table:table-cell>
        </table:table-row>
        <table:table-row table:style-name="Table7.1">
          <table:table-cell table:style-name="Table7.A2" office:value-type="string">
            <text:p text:style-name="P16"/>
            <text:p text:style-name="P50"><text:span text:style-name="T71">A versão </text:span><text:span text:style-name="T60">mobile</text:span><text:span text:style-name="T71"> </text:span><text:span text:style-name="T26">será implementada tendo em vista </text:span><text:span text:style-name="T36">tablets </text:span><text:span text:style-name="T26">em vez de </text:span><text:span text:style-name="T36">smartphones. </text:span><text:span text:style-name="T26">A aplicação poderá ser utilizada em </text:span><text:span text:style-name="T36">smartphones</text:span><text:span text:style-name="T26">, </text:span><text:span text:style-name="T24">mas não é garantido que o aplicativo funcionará da forma desejada. Fizemos essa escolha devido à falta de praticidade que escrever em celulares gera, o teclado ocupa boa parte da tela dificultando a visualização do que está sendo digitado e do aplicativo em geral.</text:span></text:p>
            <text:p text:style-name="P15"/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">8. Documentação</text:p>
          </table:table-cell>
        </table:table-row>
        <table:table-row table:style-name="Table8.2">
          <table:table-cell table:style-name="Table8.A2" office:value-type="string">
            <text:p text:style-name="P11"/>
            <text:p text:style-name="P55">Manual de instalação:</text:p>
            <text:p text:style-name="P38">Será necessário ter o PostgreSQL instalado na máquina. Para isso, basta seguir os passos do tutorial oficial de instalação em <text:a xlink:type="simple" xlink:href="https://www.postgresql.org/download/" text:style-name="Internet_20_link" text:visited-style-name="Visited_20_Internet_20_Link">PostgreSQL Downloads</text:a> de acordo com o sistema operacional.</text:p>
            <text:p text:style-name="P15"/>
            <text:p text:style-name="P56">Manual <text:span text:style-name="T33">do Usuário</text:span>:</text:p>
            <text:list xml:id="list807145684" text:style-name="L1">
              <text:list-item>
                <text:p text:style-name="P52"><text:span text:style-name="T42">Autenticação do usuário, mediante credenciais (</text:span><text:span text:style-name="T43">e-mail e senha).</text:span></text:p>
              </text:list-item>
              <text:list-item>
                <text:p text:style-name="P60"><text:span text:style-name="T41">Cadastrar </text:span><text:span text:style-name="T44">atendimento</text:span><text:span text:style-name="T41">, clicando no botão “Cadastr</text:span><text:span text:style-name="T44">ar</text:span><text:span text:style-name="T41">”.</text:span></text:p>
              </text:list-item>
              <text:list-item>
                <text:p text:style-name="P60"><text:span text:style-name="T41">Informar o CPF do paciente e clicar no botão “Consultar”.</text:span></text:p>
              </text:list-item>
              <text:list-item>
                <text:p text:style-name="P60"><text:span text:style-name="T41">Se os dados seguintes não forem automaticamente preenchidos, é a primeira consulta do paciente, e o usuário deve preenchê-los manualmente.</text:span></text:p>
              </text:list-item>
              <text:list-item>
                <text:p text:style-name="P60"><text:span text:style-name="T41">Na tela “Prontuário”, clicar em “Guia para a entrevista”, que é a primeira etapa do Processo de Enfermagem.</text:span></text:p>
              </text:list-item>
              <text:list-item>
                <text:p text:style-name="P60"><text:span text:style-name="T41">Preencher o</text:span><text:span text:style-name="T38">s dados requisitados.</text:span></text:p>
              </text:list-item>
              <text:list-item>
                <text:p text:style-name="P61"><text:span text:style-name="T37">Após o término da entrevista, voltar à tela inicial e clicar em “</text:span><text:span text:style-name="T39">Avaliação clínica e cálculo de risco cardiovascular”.</text:span></text:p>
              </text:list-item>
              <text:list-item>
                <text:p text:style-name="P63"><text:span text:style-name="T37">Preencher os dados requisitados.</text:span></text:p>
              </text:list-item>
              <text:list-item>
                <text:p text:style-name="P64"><text:span text:style-name="T82">Gerar o diagnóstico automatizado.</text:span></text:p>
              </text:list-item>
              <text:list-item>
                <text:p text:style-name="P64"><text:span text:style-name="T82">Caso haja alguma inconsistência no diagnóstico, clicar em “Editar diagnóstico” e fazer as modificações necessárias.</text:span></text:p>
              </text:list-item>
              <text:list-item>
                <text:p text:style-name="P64"><text:span text:style-name="T82">Clicar em “Confirmar”.</text:span></text:p>
              </text:list-item>
            </text:list>
            <text:p text:style-name="P59"><text:span text:style-name="T41"/></text:p>
            <text:p text:style-name="P57">Manual do Super-usuário:</text:p>
            <text:list xml:id="list1583750622" text:style-name="L2">
              <text:list-item>
                <text:p text:style-name="P39">Autenticação do super-usuário, mediante credenciais (e-mail e senha).</text:p>
              </text:list-item>
              <text:list-item>
                <text:p text:style-name="P39">Cadastrar usuário, clicando no botão “Cadastrar”.</text:p>
              </text:list-item>
              <text:list-item>
                <text:p text:style-name="P65">Preencher <text:span text:style-name="T83">os dados</text:span> requisitadas.</text:p>
              </text:list-item>
              <text:list-item>
                <text:p text:style-name="P65">Clicar em “Confirmar”.</text:p>
              </text:list-item>
              <text:list-item>
                <text:p text:style-name="P65">Digitar a senha de segurança.</text:p>
              </text:list-item>
              <text:list-item>
                <text:p text:style-name="P65">Caso a senha esteja errada, clicar em “Confirmar” e digitá-la novamente.</text:p>
              </text:list-item>
              <text:list-item>
                <text:p text:style-name="P65">Repetir o passo anterior até acertar a senha. Se não conseguir, verificar as permissões concedidas à sua conta ou falar com o administrador geral do sistema.</text:p>
              </text:list-item>
            </text:list>
            <text:p text:style-name="P58"/>
            <text:p text:style-name="P53"><text:span text:style-name="T3">Manual de uso geral:</text:span></text:p>
            <text:list xml:id="list757318049" text:style-name="L9">
              <text:list-item>
                <text:p text:style-name="P35"><text:span text:style-name="T45">Movimentação</text:span></text:p>
                <text:p text:style-name="P54"><text:span text:style-name="T45">O menu lateral contém os ícones disponíveis de acordo com as permissões do usuário atual. Para acessá-los, basta clicar neles. As abas superiores servem para navegar por subseções de uma mesma seção. Para trocar de subseção basta clicar na aba da subseção desejada.</text:span></text:p>
              </text:list-item>
              <text:list-item>
                <text:p text:style-name="P67"><text:soft-page-break/><text:span text:style-name="T45">Fechamento</text:span></text:p>
                <text:p text:style-name="P54"><text:span text:style-name="T45">Para fechar o aplicativo, clique no último ícone do menu lateral no canto inferior esquerdo.</text:span></text:p>
              </text:list-item>
            </text:list>
            <text:p text:style-name="P40"/>
          </table:table-cell>
        </table:table-row>
      </table:table>
      <text:p text:style-name="P24"/>
      <text:p text:style-name="P24"/>
      <text:p text:style-name="P24">Data: ____/____/____.</text:p>
      <text:p text:style-name="P24"/>
      <text:p text:style-name="P24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2" svg:font-family="OpenSymbol" style:font-charset="x-symbol"/>
    <style:font-face style:name="OpenSymbol" svg:font-family="OpenSymbol, 'Arial Unicode MS'" style:font-charset="x-symbol"/>
    <style:font-face style:name="Symbol" svg:font-family="Symbol" style:font-charset="x-symbol"/>
    <style:font-face style:name="Lohit Devanagari2" svg:font-family="'Lohit Devanagari'"/>
    <style:font-face style:name="OpenSymbol1" svg:font-family="OpenSymbol, 'Arial Unicode MS'"/>
    <style:font-face style:name="Tahoma-Bold" svg:font-family="Tahoma-Bol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Conteúdo_20_da_20_tabela" style:display-name="Conteúdo da tabela" style:family="paragraph" style:parent-style-name="Text_20_body">
      <style:paragraph-properties fo:margin-top="0in" fo:margin-bottom="0.0835in" style:contextual-spacing="false" fo:text-align="start" style:justify-single-word="false" fo:orphans="0" fo:widows="0" fo:hyphenation-ladder-count="no-limit" text:number-lines="false" text:line-number="0"/>
      <style:text-properties style:font-name="Times New Roman" fo:font-family="'Times New Roman'" style:font-family-generic="roman" style:font-pitch="variable" fo:language="pt" fo:country="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ulo_5f_produto21" style:display-name="titulo_produto21" style:family="text">
      <style:text-properties fo:color="#555555" loext:opacity="100%" fo:font-size="6.5pt" style:font-size-asian="6.5pt" style:font-size-complex="6.5pt"/>
    </style:style>
    <style:style style:name="Footer_20_Char" style:display-name="Footer Char" style:family="tex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.75in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543in" fo:margin-bottom="0.3543in" fo:margin-left="0.7874in" fo:margin-right="0.7874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35in" fo:margin-left="0in" fo:margin-right="0in" fo:margin-bottom="0.3945in" style:dynamic-spacing="true"/>
      </style:header-style>
      <style:footer-style>
        <style:header-footer-properties fo:min-height="0.4335in" fo:margin-left="0in" fo:margin-right="0in" fo:margin-top="0.3945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DOS DE IDENTIFICAÇÃO</dc:title>
    <meta:initial-creator>esporte</meta:initial-creator>
    <meta:creation-date>2016-03-15T10:07:00</meta:creation-date>
    <dc:date>2022-10-28T17:02:25.145132448</dc:date>
    <meta:print-date>2010-10-24T23:37:00</meta:print-date>
    <meta:editing-cycles>6</meta:editing-cycles>
    <meta:editing-duration>PT27M49S</meta:editing-duration>
    <meta:generator>LibreOffice/7.0.4.2$Linux_X86_64 LibreOffice_project/00$Build-2</meta:generator>
    <meta:document-statistic meta:table-count="8" meta:image-count="0" meta:object-count="0" meta:page-count="4" meta:paragraph-count="73" meta:word-count="1169" meta:character-count="7561" meta:non-whitespace-character-count="6485"/>
  </office:meta>
</office:document-meta>
</file>